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5.72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457cm" fo:min-width="1.656cm"/>
    </style:style>
    <style:style style:name="gr4" style:family="graphic" style:parent-style-name="standard">
      <style:graphic-properties draw:textarea-horizontal-align="justify" draw:textarea-vertical-align="middle" draw:auto-grow-height="false" fo:min-height="1.338cm" fo:min-width="2.23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2.286cm" svg:x="8.874cm" svg:y="2.905cm">
          <text:p text:style-name="P1">Main Componen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526cm" svg:y1="7.985cm" svg:x2="2.905cm" svg:y2="7.731cm">
          <text:p/>
        </draw:line>
        <draw:line draw:style-name="gr2" draw:text-style-name="P2" draw:layer="layout" svg:x1="2.751cm" svg:y1="7.985cm" svg:x2="2.751cm" svg:y2="11.287cm">
          <text:p/>
        </draw:line>
        <draw:line draw:style-name="gr2" draw:text-style-name="P2" draw:layer="layout" svg:x1="11.051cm" svg:y1="7.985cm" svg:x2="11.051cm" svg:y2="11.287cm">
          <text:p/>
        </draw:line>
        <draw:line draw:style-name="gr2" draw:text-style-name="P2" draw:layer="layout" svg:x1="18.351cm" svg:y1="7.985cm" svg:x2="18.351cm" svg:y2="11.287cm">
          <text:p/>
        </draw:line>
        <draw:line draw:style-name="gr2" draw:text-style-name="P2" draw:layer="layout" svg:x1="11.541cm" svg:y1="5.318cm" svg:x2="11.541cm" svg:y2="7.604cm">
          <text:p/>
        </draw:line>
        <draw:custom-shape draw:style-name="gr3" draw:text-style-name="P1" draw:layer="layout" svg:width="3.048cm" svg:height="2.413cm" svg:x="1.508cm" svg:y="11.54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048cm" svg:height="2.413cm" svg:x="8.609cm" svg:y="11.54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048cm" svg:height="2.413cm" svg:x="15.909cm" svg:y="11.54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048cm" svg:height="2.413cm" svg:x="1.509cm" svg:y="17.84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048cm" svg:height="2.413cm" svg:x="8.409cm" svg:y="17.44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048cm" svg:height="2.413cm" svg:x="15.41cm" svg:y="17.441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048cm" svg:height="2.413cm" svg:x="15.411cm" svg:y="21.941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951cm" svg:y1="14.285cm" svg:x2="2.951cm" svg:y2="17.587cm">
          <text:p/>
        </draw:line>
        <draw:line draw:style-name="gr2" draw:text-style-name="P2" draw:layer="layout" svg:x1="10.051cm" svg:y1="14.185cm" svg:x2="10.051cm" svg:y2="17.487cm">
          <text:p/>
        </draw:line>
        <draw:line draw:style-name="gr2" draw:text-style-name="P2" draw:layer="layout" svg:x1="17.451cm" svg:y1="14.185cm" svg:x2="17.451cm" svg:y2="17.487cm">
          <text:p/>
        </draw:line>
        <draw:line draw:style-name="gr2" draw:text-style-name="P2" draw:layer="layout" svg:x1="17.002cm" svg:y1="19.796cm" svg:x2="17.002cm" svg:y2="22.082cm">
          <text:p/>
        </draw:line>
        <draw:custom-shape draw:style-name="gr4" draw:text-style-name="P1" draw:layer="layout" svg:width="5.461cm" svg:height="3.175cm" svg:x="1.635cm" svg:y="2.27cm">
          <text:p text:style-name="P1">Pass Username</text:p>
          <text:p text:style-name="P1">From Main to 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9T12:08:49.644199492</meta:creation-date>
    <dc:date>2021-09-19T12:14:33.491476005</dc:date>
    <meta:editing-duration>PT5M43S</meta:editing-duration>
    <meta:editing-cycles>3</meta:editing-cycles>
    <meta:generator>LibreOffice/6.0.7.3$Linux_X86_64 LibreOffice_project/00m0$Build-3</meta:generator>
    <meta:document-statistic meta:object-count="18"/>
  </office:meta>
</office:document-meta>
</file>